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Script" svg:font-family="Script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text-properties style:font-name="Arial" fo:font-size="10pt" fo:font-style="italic" style:font-size-asian="10pt" style:font-style-asian="italic" style:font-name-complex="Arial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>
        <style:tab-stops>
          <style:tab-stop style:position="0.4925in"/>
          <style:tab-stop style:position="1.1929in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0.4736in"/>
          <style:tab-stop style:position="1.3445in"/>
        </style:tab-stops>
      </style:paragraph-properties>
    </style:style>
    <style:style style:name="P9" style:family="paragraph" style:parent-style-name="Standard">
      <style:text-properties style:font-name="Verdana" style:text-underline-style="none"/>
    </style:style>
    <style:style style:name="P10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text-properties style:font-name="Arial" fo:font-size="10pt" fo:font-style="italic" style:font-size-asian="10pt" style:font-style-asian="italic" style:font-name-complex="Arial" style:font-size-complex="10pt"/>
    </style:style>
    <style:style style:name="P12" style:family="paragraph" style:parent-style-name="Standard">
      <style:paragraph-properties>
        <style:tab-stops>
          <style:tab-stop style:position="0.4736in"/>
          <style:tab-stop style:position="1.3445in"/>
        </style:tab-stops>
      </style:paragraph-properties>
    </style:style>
    <style:style style:name="P13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P14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0"/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0"/>
      <style:text-properties style:font-name="Arial" fo:font-size="10pt" fo:font-weight="bold" style:font-size-asian="10pt" style:font-weight-asian="bold" style:font-name-complex="Arial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style:text-underline-style="none" style:font-size-asian="11pt" style:font-size-complex="11pt"/>
    </style:style>
    <style:style style:name="T8" style:family="text">
      <style:text-properties style:font-name="Times New Roman"/>
    </style:style>
    <style:style style:name="T9" style:family="text">
      <style:text-properties style:font-name="Georgia" fo:font-size="11pt" style:text-underline-style="none" style:font-size-asian="11pt" style:font-size-complex="11pt"/>
    </style:style>
    <style:style style:name="T10" style:family="text">
      <style:text-properties style:font-name="Georgia" fo:font-size="11pt" fo:font-weight="normal" style:font-size-asian="11pt" style:font-weight-asian="normal" style:font-size-complex="11pt" style:font-weight-complex="normal"/>
    </style:style>
    <style:style style:name="T11" style:family="text">
      <style:text-properties style:font-name="Georgia" fo:font-size="11pt" style:font-size-asian="11pt" style:font-size-complex="11pt"/>
    </style:style>
    <style:style style:name="T12" style:family="text">
      <style:text-properties style:font-name="Georgia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13" style:family="text">
      <style:text-properties style:font-name="Georgi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name="Arial"/>
    </style:style>
    <style:style style:name="T16" style:family="tex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style:text-underline-style="none" style:font-size-asian="12pt" style:font-size-complex="12pt"/>
    </style:style>
    <style:style style:name="T1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9" style:family="text"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0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21" style:family="text">
      <style:text-properties style:font-name="Georgia" fo:font-size="10pt" style:text-underline-style="none" fo:font-weight="normal" style:font-size-asian="10pt" style:font-weight-asian="normal" style:font-size-complex="10pt" style:font-weight-complex="normal"/>
    </style:style>
    <style:style style:name="T22" style:family="text">
      <style:text-properties style:font-name="Georgia" fo:font-size="11pt" style:text-underline-style="none" style:font-size-asian="11pt" style:font-size-complex="11pt"/>
    </style:style>
    <style:style style:name="T23" style:family="text">
      <style:text-properties style:font-name="Georgia" fo:font-size="11pt" style:text-underline-style="none" fo:font-weight="normal" style:font-size-asian="11pt" style:font-weight-asian="normal" style:font-size-complex="11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4"/></text:p>
      <text:p text:style-name="P9"><text:span text:style-name="T14">Generic-JavaScript-validations-on-form-elements:</text:span></text:p>
      <text:p text:style-name="P9"><text:span text:style-name="T14">-------------------------------------------------------</text:span></text:p>
      <text:p text:style-name="Standard"/>
      <text:p text:style-name="Standard"><text:tab/></text:p>
      <text:p text:style-name="Standard">1.<text:span text:style-name="T6">ABOUT THIS APPLICATION:-</text:span></text:p>
      <text:p text:style-name="Standard">----------------------------------------</text:p>
      <text:p text:style-name="P6"><text:tab/><text:tab/><text:span text:style-name="T11">The main use of the application is to validate a HTML5 FORM Elements using <text:tab/><text:tab/>Generic JAVASCRIPT File. Here we can check each field whether it is in given format not.<text:tab/>In this application we did write common js file for different forms.</text:span></text:p>
      <text:p text:style-name="P6"/>
      <text:p text:style-name="Standard"/>
      <text:p text:style-name="P13"><text:span text:style-name="T6">2.SKELETON STRUCTURE OF THE FORM:-</text:span></text:p>
      <text:p text:style-name="Standard"/>
      <text:p text:style-name="Standard"><text:tab/><text:tab/><text:tab/><text:span text:style-name="T15">Form 1</text:span></text:p>
      <text:p text:style-name="P1"/>
      <text:p text:style-name="P2"><text:tab/>Account Information<text:tab/>&lt;Legend&gt;</text:p>
      <text:p text:style-name="P1"/>
      <text:p text:style-name="P1"><text:tab/>Username*<text:tab/>&lt;Text Box&gt; [Length - Min: 5 chars: Max: 8 chars; Type: Alphanumeric]</text:p>
      <text:p text:style-name="P1"/>
      <text:p text:style-name="P1"><text:tab/>Password*<text:tab/>&lt;Text Box&gt; [Decoded; Length - Max: 6 chars; Type: Alphanumeric]</text:p>
      <text:p text:style-name="P1"/>
      <text:p text:style-name="P14"><text:tab/><text:tab/><text:tab/><text:tab/><text:tab/><text:tab/><text:tab/>[Submit button] </text:p>
      <text:p text:style-name="P15"/>
      <text:p text:style-name="P1"/>
      <text:p text:style-name="P2"><text:tab/><text:tab/><text:tab/><text:span text:style-name="T16">Form 2</text:span></text:p>
      <text:p text:style-name="P2"><text:tab/><text:tab/><text:tab/><text:tab/></text:p>
      <text:p text:style-name="P2"><text:tab/>Profile Information<text:tab/>&lt;Legend&gt;</text:p>
      <text:p text:style-name="P1"/>
      <text:p text:style-name="P1"><text:tab/>First Name* <text:tab/>&lt;Text Box&gt; [Length - Min: 2 chars: Max: 6 chars] </text:p>
      <text:p text:style-name="P1"/>
      <text:p text:style-name="P1"><text:tab/>Last Name*<text:tab/>&lt;Text Box&gt; [Length - Min: 2 chars: Max: 15 chars] </text:p>
      <text:p text:style-name="P1"/>
      <text:p text:style-name="P1"><text:tab/>Gender*<text:tab/>&lt;Radio Buttons&gt; [Male/Female; Default: Male]</text:p>
      <text:p text:style-name="P1"/>
      <text:p text:style-name="P1"><text:tab/>Date of Birth*<text:tab/>&lt;Select Boxes&gt; [Day/Month/Year]</text:p>
      <text:p text:style-name="P1"/>
      <text:p text:style-name="P1"><text:tab/><text:tab/><text:tab/><text:tab/><text:tab/><text:tab/><text:tab/><text:tab/><text:tab/><text:tab/></text:p>
      <text:p text:style-name="P1"><text:tab/><text:tab/><text:tab/><text:tab/><text:tab/><text:tab/><text:tab/>[Submit button] </text:p>
      <text:p text:style-name="P3"/>
      <text:p text:style-name="P1"/>
      <text:p text:style-name="P4">3.<text:span text:style-name="T8">THE APPLICATION CONSISTS :-</text:span></text:p>
      <text:p text:style-name="Standard">-------------------------------------------</text:p>
      <text:p text:style-name="Standard"/>
      <text:p text:style-name="P8"><text:tab/><text:span text:style-name="T1">index.html </text:span>:- <text:span text:style-name="T10">This consists of the form details such as the elements (Text boxes and submit <text:tab/><text:tab/>button).</text:span></text:p>
      <text:p text:style-name="P8"><text:span text:style-name="T10"><text:tab/></text:span></text:p>
      <text:p text:style-name="P8"><text:span text:style-name="T10"><text:tab/></text:span><text:span text:style-name="T13">f</text:span><text:span text:style-name="T19">orm2.html</text:span><text:span text:style-name="T20">:- </text:span><text:span text:style-name="T21"><text:s/></text:span><text:span text:style-name="T23">This is another form consists of text boxes, radio buttons, select boxes and <text:tab/><text:tab/>submit button.</text:span></text:p>
      <text:p text:style-name="Standard"/>
      <text:p text:style-name="P7"><text:tab/><text:span text:style-name="T1">c</text:span><text:span text:style-name="T2">ss.css </text:span><text:span text:style-name="T4">:- </text:span><text:span text:style-name="T3"><text:s/></text:span><text:span text:style-name="T9">This had been existed in the css folder which is an external style sheet that has <text:tab/><text:tab/>been linked in the html for applying styles to the elements in the html file.</text:span></text:p>
      <text:p text:style-name="P5"/>
      <text:p text:style-name="Standard"><text:span text:style-name="T3"><text:tab/></text:span><text:span text:style-name="T1">genericjs.js</text:span><text:span text:style-name="T3"> :- </text:span><text:span text:style-name="T9">This had been existed in the includes folder of the application that is linked <text:tab/><text:tab/><text:tab/>through the html file. This consists of the validation functions that have been <text:tab/><text:tab/><text:tab/>applied to the form elements.</text:span></text:p>
      <text:p text:style-name="P5"/>
      <text:p text:style-name="Standard"><text:soft-page-break/><text:span text:style-name="T3"><text:tab/></text:span></text:p>
      <text:p text:style-name="Standard"><text:span text:style-name="T3"><text:tab/></text:span><text:span text:style-name="T1">Images </text:span><text:span text:style-name="T3">:- </text:span><text:span text:style-name="T9">This folder consists of the images that we have applied for the elements of the <text:tab/><text:tab/> <text:s text:c="5"/>form.</text:span></text:p>
      <text:p text:style-name="P5"/>
      <text:p text:style-name="Standard"><text:span text:style-name="T3"><text:tab/></text:span><text:span text:style-name="T1">screenshot1 </text:span><text:span text:style-name="T3">:- </text:span><text:span text:style-name="T9">This is the screen shot of the main form</text:span><text:span text:style-name="T7">.</text:span></text:p>
      <text:p text:style-name="Standard"><text:span text:style-name="T7"/></text:p>
      <text:p text:style-name="Standard"><text:span text:style-name="T7"><text:tab/></text:span><text:span text:style-name="T18">Screenshot2</text:span><text:span text:style-name="T17"> :- </text:span><text:span text:style-name="T9">This is the screen shot of the second form.</text:span></text:p>
      <text:p text:style-name="P5"/>
      <text:p text:style-name="P5"/>
      <text:p text:style-name="P5"/>
      <text:p text:style-name="P5"/>
      <text:p text:style-name="P5"><text:s text:c="5"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Script" svg:font-family="Script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0M</meta:editing-duration>
    <meta:editing-cycles>26</meta:editing-cycles>
    <meta:generator>OpenOffice.org/3.4$Win32 OpenOffice.org_project/340m1$Build-9590</meta:generator>
    <dc:date>2012-08-28T10:16:09.09</dc:date>
    <meta:document-statistic meta:table-count="0" meta:image-count="0" meta:object-count="0" meta:page-count="2" meta:paragraph-count="33" meta:word-count="272" meta:character-count="1849"/>
    <meta:user-defined meta:name="Info 1"/>
    <meta:user-defined meta:name="Info 2"/>
    <meta:user-defined meta:name="Info 3"/>
    <meta:user-defined meta:name="Info 4"/>
  </office:meta>
</office:document-meta>
</file>